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d320"/>
      <style:text-properties style:text-line-through-style="soli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5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0" office:value-type="string">
            <text:p>5V tolerant</text:p>
          </table:table-cell>
          <table:table-cell table:style-name="ce13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0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1" office:value-type="string">
            <text:p>5V tolerant</text:p>
          </table:table-cell>
          <table:table-cell table:style-name="ce14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5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4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6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16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table:number-columns-repeated="2" office:value-type="string">
            <text:p>A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2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rovide AGND ( AGND != DGND )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Only DGND</text:p>
          </table:table-cell>
          <table:covered-table-cell table:number-columns-repeated="3" table:style-name="ce12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4-26T21:59:54</dc:date>
    <dc:creator>Gaute Hope</dc:creator>
    <meta:editing-duration>P1DT4H1M19S</meta:editing-duration>
    <meta:editing-cycles>83</meta:editing-cycles>
    <meta:generator>LibreOffice/3.5$Linux_X86_64 LibreOffice_project/350m1$Build-102</meta:generator>
    <meta:document-statistic meta:table-count="3" meta:cell-count="180" meta:object-count="0"/>
  </office:meta>
</office:document-meta>
</file>